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 CYR1" svg:font-family="'Times New Roman CYR'" style:font-family-generic="roman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Standard">
      <style:table-properties style:width="24.754cm" fo:margin-left="-0.25cm" style:page-number="auto" table:align="left" style:writing-mode="lr-tb"/>
    </style:style>
    <style:style style:name="Таблица1.A" style:family="table-column">
      <style:table-column-properties style:column-width="1.002cm"/>
    </style:style>
    <style:style style:name="Таблица1.B" style:family="table-column">
      <style:table-column-properties style:column-width="2.75cm"/>
    </style:style>
    <style:style style:name="Таблица1.C" style:family="table-column">
      <style:table-column-properties style:column-width="0.75cm"/>
    </style:style>
    <style:style style:name="Таблица1.D" style:family="table-column">
      <style:table-column-properties style:column-width="0.501cm"/>
    </style:style>
    <style:style style:name="Таблица1.E" style:family="table-column">
      <style:table-column-properties style:column-width="3cm"/>
    </style:style>
    <style:style style:name="Таблица1.F" style:family="table-column">
      <style:table-column-properties style:column-width="1.249cm"/>
    </style:style>
    <style:style style:name="Таблица1.G" style:family="table-column">
      <style:table-column-properties style:column-width="0.751cm"/>
    </style:style>
    <style:style style:name="Таблица1.I" style:family="table-column">
      <style:table-column-properties style:column-width="5.249cm"/>
    </style:style>
    <style:style style:name="Таблица1.K" style:family="table-column">
      <style:table-column-properties style:column-width="1.499cm"/>
    </style:style>
    <style:style style:name="Таблица1.L" style:family="table-column">
      <style:table-column-properties style:column-width="4.251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F1.1" style:family="table-column">
      <style:table-column-properties style:column-width="11.25cm"/>
    </style:style>
    <style:style style:name="Таблица1.F1.2" style:family="table-column">
      <style:table-column-properties style:column-width="5.502cm"/>
    </style:style>
    <style:style style:name="Таблица1.F1.2" style:family="table-row">
      <style:table-row-properties style:min-row-height="0.445cm" style:keep-together="false" fo:keep-together="always"/>
    </style:style>
    <style:style style:name="Таблица1.F1.3" style:family="table-row">
      <style:table-row-properties style:min-row-height="0.496cm" style:keep-together="false" fo:keep-together="always"/>
    </style:style>
    <style:style style:name="Таблица1.F1.1.3" style:family="table-cell">
      <style:table-cell-properties style:vertical-align="bottom" fo:padding-left="0.191cm" fo:padding-right="0.191cm" fo:padding-top="0cm" fo:padding-bottom="0cm" fo:border="none"/>
    </style:style>
    <style:style style:name="Таблица1.F1.1.4" style:family="table-cell">
      <style:table-cell-properties style:vertical-align="bottom" fo:padding-left="0.191cm" fo:padding-right="0.191cm" fo:padding-top="0cm" fo:padding-bottom="0cm" fo:border-left="none" fo:border-right="none" fo:border-top="none" fo:border-bottom="0.002cm solid #000000"/>
    </style:style>
    <style:style style:name="Таблица1.2" style:family="table-row">
      <style:table-row-properties style:min-row-height="0.713cm" style:keep-together="false" fo:keep-together="always"/>
    </style:style>
    <style:style style:name="Таблица1.A2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2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C2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3" style:family="table-row">
      <style:table-row-properties style:min-row-height="0.746cm" style:keep-together="false" fo:keep-together="always"/>
    </style:style>
    <style:style style:name="Таблица1.B3" style:family="table-cell">
      <style:table-cell-properties style:vertical-align="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G3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4" style:family="table-row">
      <style:table-row-properties style:min-row-height="0.716cm" style:keep-together="false" fo:keep-together="always"/>
    </style:style>
    <style:style style:name="Таблица1.5" style:family="table-row">
      <style:table-row-properties style:min-row-height="1.494cm" style:keep-together="false" fo:keep-together="always"/>
    </style:style>
    <style:style style:name="Таблица1.A5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5" style:family="table-cell">
      <style:table-cell-properties style:vertical-align="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B6" style:family="table-cell">
      <style:table-cell-properties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D6.1" style:family="table-column">
      <style:table-column-properties style:column-width="2.251cm"/>
    </style:style>
    <style:style style:name="Таблица1.D6.2" style:family="table-column">
      <style:table-column-properties style:column-width="6.251cm"/>
    </style:style>
    <style:style style:name="Таблица1.D6.3" style:family="table-column">
      <style:table-column-properties style:column-width="3.249cm"/>
    </style:style>
    <style:style style:name="Таблица1.D6.4" style:family="table-column">
      <style:table-column-properties style:column-width="1.501cm"/>
    </style:style>
    <style:style style:name="Таблица1.D6.5" style:family="table-column">
      <style:table-column-properties style:column-width="7.001cm"/>
    </style:style>
    <style:style style:name="Таблица1.D6.1" style:family="table-row">
      <style:table-row-properties style:min-row-height="0.739cm" style:keep-together="false" fo:keep-together="always"/>
    </style:style>
    <style:style style:name="Таблица1.D6.4.1" style:family="table-cell">
      <style:table-cell-properties style:vertical-align="bottom" fo:padding-left="0.191cm" fo:padding-right="0.191cm" fo:padding-top="0cm" fo:padding-bottom="0cm" fo:border-left="none" fo:border-right="0.002cm solid #000000" fo:border-top="none" fo:border-bottom="none"/>
    </style:style>
    <style:style style:name="Таблица1.D6.2" style:family="table-row">
      <style:table-row-properties style:min-row-height="0.725cm" style:keep-together="false" fo:keep-together="always"/>
    </style:style>
    <style:style style:name="Таблица1.D6.3" style:family="table-row">
      <style:table-row-properties style:min-row-height="0.462cm" style:keep-together="false" fo:keep-together="always"/>
    </style:style>
    <style:style style:name="Таблица1.7" style:family="table-row">
      <style:table-row-properties style:min-row-height="1.011cm" style:keep-together="false" fo:keep-together="always"/>
    </style:style>
    <style:style style:name="Таблица1.8" style:family="table-row">
      <style:table-row-properties style:min-row-height="2.93cm" style:keep-together="false" fo:keep-together="always"/>
    </style:style>
    <style:style style:name="Таблица1.B8.2" style:family="table-column">
      <style:table-column-properties style:column-width="5.251cm"/>
    </style:style>
    <style:style style:name="Таблица1.B8.3" style:family="table-column">
      <style:table-column-properties style:column-width="2.499cm"/>
    </style:style>
    <style:style style:name="Таблица1.B8.4" style:family="table-column">
      <style:table-column-properties style:column-width="2cm"/>
    </style:style>
    <style:style style:name="Таблица1.B8.5" style:family="table-column">
      <style:table-column-properties style:column-width="8.502cm"/>
    </style:style>
    <style:style style:name="Таблица1.B8.1" style:family="table-row">
      <style:table-row-properties style:min-row-height="0.586cm" style:keep-together="false" fo:keep-together="always"/>
    </style:style>
    <style:style style:name="Таблица1.B8.1.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Таблица1.B8.3.1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B8.6.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B8.6.2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B8.1.4" style:family="table-cell">
      <style:table-cell-properties fo:padding-left="0.191cm" fo:padding-right="0.191cm" fo:padding-top="0cm" fo:padding-bottom="0cm" fo:border="none"/>
    </style:style>
    <style:style style:name="Таблица1.B8.5" style:family="table-row">
      <style:table-row-properties style:min-row-height="0.446cm" style:keep-together="false" fo:keep-together="always"/>
    </style:style>
    <style:style style:name="Таблица1.B8.1.5" style:family="table-cell">
      <style:table-cell-properties style:vertical-align="middle"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D9.1" style:family="table-row">
      <style:table-row-properties style:min-row-height="0.794cm" style:keep-together="false" fo:keep-together="always"/>
    </style:style>
    <style:style style:name="Таблица1.D9.4.1" style:family="table-cell">
      <style:table-cell-properties style:vertical-align="bottom"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D9.2" style:family="table-row">
      <style:table-row-properties style:min-row-height="0.706cm" style:keep-together="false" fo:keep-together="always"/>
    </style:style>
    <style:style style:name="Таблица1.D9.3" style:family="table-row">
      <style:table-row-properties style:min-row-height="0.395cm" style:keep-together="false" fo:keep-together="always"/>
    </style:style>
    <style:style style:name="Таблица1.D9.4" style:family="table-row">
      <style:table-row-properties style:min-row-height="0.129cm" style:keep-together="false" fo:keep-together="always"/>
    </style:style>
    <style:style style:name="Таблица1.10" style:family="table-row">
      <style:table-row-properties style:min-row-height="1.159cm" style:keep-together="false" fo:keep-together="always"/>
    </style:style>
    <style:style style:name="Таблица1.B10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11" style:family="table-row">
      <style:table-row-properties style:min-row-height="2.304cm" style:keep-together="false" fo:keep-together="always"/>
    </style:style>
    <style:style style:name="Таблица1.A11" style:family="table-cell">
      <style:table-cell-properties style:vertical-align="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2" style:family="table">
      <style:table-properties style:width="25.612cm" fo:margin-left="-1.649cm" fo:margin-right="1.6cm" table:align="margins" style:writing-mode="lr-tb"/>
    </style:style>
    <style:style style:name="Таблица2.A" style:family="table-column">
      <style:table-column-properties style:column-width="0.977cm" style:rel-column-width="2500*"/>
    </style:style>
    <style:style style:name="Таблица2.B" style:family="table-column">
      <style:table-column-properties style:column-width="3.678cm" style:rel-column-width="9410*"/>
    </style:style>
    <style:style style:name="Таблица2.C" style:family="table-column">
      <style:table-column-properties style:column-width="7.093cm" style:rel-column-width="18148*"/>
    </style:style>
    <style:style style:name="Таблица2.D" style:family="table-column">
      <style:table-column-properties style:column-width="3.784cm" style:rel-column-width="9681*"/>
    </style:style>
    <style:style style:name="Таблица2.E" style:family="table-column">
      <style:table-column-properties style:column-width="0.582cm" style:rel-column-width="1489*"/>
    </style:style>
    <style:style style:name="Таблица2.F" style:family="table-column">
      <style:table-column-properties style:column-width="9.364cm" style:rel-column-width="23961*"/>
    </style:style>
    <style:style style:name="Таблица2.G" style:family="table-column">
      <style:table-column-properties style:column-width="0.136cm" style:rel-column-width="346*"/>
    </style:style>
    <style:style style:name="Таблица2.1" style:family="table-row">
      <style:table-row-properties style:min-row-height="0.949cm" style:keep-together="false" fo:keep-together="always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2.2" style:family="table-row">
      <style:table-row-properties style:keep-together="false" fo:keep-together="always"/>
    </style:style>
    <style:style style:name="Таблица2.A2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2.B2.1" style:family="table-column">
      <style:table-column-properties style:column-width="3.969cm" style:rel-column-width="10156*"/>
    </style:style>
    <style:style style:name="Таблица2.B2.2" style:family="table-column">
      <style:table-column-properties style:column-width="5.45cm" style:rel-column-width="13947*"/>
    </style:style>
    <style:style style:name="Таблица2.B2.3" style:family="table-column">
      <style:table-column-properties style:column-width="1.005cm" style:rel-column-width="2572*"/>
    </style:style>
    <style:style style:name="Таблица2.B2.4" style:family="table-column">
      <style:table-column-properties style:column-width="2.249cm" style:rel-column-width="5755*"/>
    </style:style>
    <style:style style:name="Таблица2.B2.5" style:family="table-column">
      <style:table-column-properties style:column-width="11.961cm" style:rel-column-width="30605*"/>
    </style:style>
    <style:style style:name="Таблица2.B2.1.1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none"/>
    </style:style>
    <style:style style:name="Таблица2.B2.2.1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2.B2.3.1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2.B2.5.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2.B2.1.2" style:family="table-cell">
      <style:table-cell-properties style:vertical-align="middle" fo:padding-left="0.191cm" fo:padding-right="0.191cm" fo:padding-top="0cm" fo:padding-bottom="0cm" fo:border="none"/>
    </style:style>
    <style:style style:name="Таблица2.B2.2.2" style:family="table-cell">
      <style:table-cell-properties style:vertical-align="bottom" fo:padding-left="0.191cm" fo:padding-right="0.191cm" fo:padding-top="0cm" fo:padding-bottom="0cm" fo:border-left="none" fo:border-right="0.002cm solid #000000" fo:border-top="none" fo:border-bottom="none"/>
    </style:style>
    <style:style style:name="Таблица2.B2.1.3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2.B2.5.3" style:family="table-cell">
      <style:table-cell-properties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2.3" style:family="table-row">
      <style:table-row-properties style:min-row-height="2.545cm" style:keep-together="false" fo:keep-together="always"/>
    </style:style>
    <style:style style:name="Таблица2.A3" style:family="table-cell">
      <style:table-cell-properties style:vertical-align="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2.B3" style:family="table-cell">
      <style:table-cell-properties style:vertical-align="" fo:padding-left="0.191cm" fo:padding-right="0.191cm" fo:padding-top="0cm" fo:padding-bottom="0cm" fo:border-left="none" fo:border-right="none" fo:border-top="none" fo:border-bottom="0.002cm solid #000000"/>
    </style:style>
    <style:style style:name="Таблица2.C3" style:family="table-cell">
      <style:table-cell-properties style:vertical-align="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2.4" style:family="table-row">
      <style:table-row-properties style:min-row-height="1.547cm" style:keep-together="true" fo:keep-together="auto"/>
    </style:style>
    <style:style style:name="Таблица2.5" style:family="table-row">
      <style:table-row-properties style:min-row-height="1.154cm" style:keep-together="false" fo:keep-together="always"/>
    </style:style>
    <style:style style:name="Таблица2.D5.1" style:family="table-row">
      <style:table-row-properties style:min-row-height="0.968cm" style:keep-together="false" fo:keep-together="always"/>
    </style:style>
    <style:style style:name="Таблица2.D5.1.1" style:family="table-cell">
      <style:table-cell-properties style:vertical-align="middle" fo:padding="0.191cm" fo:border-left="none" fo:border-right="none" fo:border-top="none" fo:border-bottom="0.002cm solid #000000"/>
    </style:style>
    <style:style style:name="Таблица2.D5.2" style:family="table-row">
      <style:table-row-properties style:min-row-height="0.577cm" style:keep-together="false" fo:keep-together="always"/>
    </style:style>
    <style:style style:name="Таблица2.D5.1.2" style:family="table-cell">
      <style:table-cell-properties style:vertical-align="middle" fo:padding="0.191cm" fo:border="none"/>
    </style:style>
    <style:style style:name="Таблица2.F5.1" style:family="table-column">
      <style:table-column-properties style:column-width="9.499cm" style:rel-column-width="24307*"/>
    </style:style>
    <style:style style:name="Таблица2.F5.1.1" style:family="table-cell">
      <style:table-cell-properties style:vertical-align="bottom" fo:padding="0.191cm" fo:border="none"/>
    </style:style>
    <style:style style:name="Таблица2.6" style:family="table-row">
      <style:table-row-properties style:min-row-height="0.415cm" style:keep-together="false" fo:keep-together="always"/>
    </style:style>
    <style:style style:name="Таблица2.D6" style:family="table-cell">
      <style:table-cell-properties fo:padding="0.191cm" fo:border="none"/>
    </style:style>
    <style:style style:name="Таблица2.7" style:family="table-row">
      <style:table-row-properties style:min-row-height="1.205cm" style:keep-together="false" fo:keep-together="always"/>
    </style:style>
    <style:style style:name="Таблица2.D7.1" style:family="table-row">
      <style:table-row-properties style:min-row-height="0.601cm" style:keep-together="false" fo:keep-together="always"/>
    </style:style>
    <style:style style:name="Таблица2.D7.1.2" style:family="table-cell">
      <style:table-cell-properties fo:padding="0.191cm" fo:border-left="none" fo:border-right="none" fo:border-top="0.002cm solid #000000" fo:border-bottom="none"/>
    </style:style>
    <style:style style:name="Таблица2.F7.1" style:family="table-row">
      <style:table-row-properties style:min-row-height="0.767cm" style:keep-together="false" fo:keep-together="always"/>
    </style:style>
    <style:style style:name="Таблица2.F7.1.1" style:family="table-cell">
      <style:table-cell-properties style:vertical-align="bottom" fo:padding-left="0.191cm" fo:padding-right="0.191cm" fo:padding-top="0cm" fo:padding-bottom="0cm" fo:border="none"/>
    </style:style>
    <style:style style:name="Таблица2.F7.1.2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ing_20_4">
      <style:text-properties style:font-name="Times New Roman" style:font-name-asian="Times New Roman" style:font-name-complex="Times New Roman"/>
    </style:style>
    <style:style style:name="P2" style:family="paragraph" style:parent-style-name="heading_20_4">
      <style:text-properties style:font-name="Times New Roman" fo:font-size="6pt" style:font-name-asian="Times New Roman" style:font-size-asian="6pt" style:font-name-complex="Times New Roman" style:font-size-complex="6pt"/>
    </style:style>
    <style:style style:name="P3" style:family="paragraph" style:parent-style-name="heading_20_4">
      <style:text-properties style:text-position="-25% 100%" style:font-name="Times New Roman" fo:language="en" fo:country="US" style:font-name-asian="Times New Roman" style:font-name-complex="Times New Roman"/>
    </style:style>
    <style:style style:name="P4" style:family="paragraph" style:parent-style-name="Standard">
      <style:paragraph-properties fo:text-align="end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>
        <style:tab-stops/>
      </style:paragraph-properties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fo:language="en" fo:country="US" style:font-size-asian="11pt" style:font-size-complex="11pt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fo:language="uk" fo:country="UA" style:font-size-asian="11pt" style:font-size-complex="11pt"/>
    </style:style>
    <style:style style:name="P11" style:family="paragraph" style:parent-style-name="Standard">
      <style:text-properties fo:font-size="12pt" fo:language="en" fo:country="US" style:font-size-asian="12pt" style:font-size-complex="12pt"/>
    </style:style>
    <style:style style:name="P12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language="uk" fo:country="UA" style:font-size-asian="12pt" style:font-size-complex="12pt"/>
    </style:style>
    <style:style style:name="P16" style:family="paragraph" style:parent-style-name="Standard">
      <style:paragraph-properties>
        <style:tab-stops>
          <style:tab-stop style:position="0cm"/>
        </style:tab-stops>
      </style:paragraph-properties>
      <style:text-properties fo:font-size="12pt" fo:language="uk" fo:country="UA" style:font-size-asian="12pt" style:font-size-complex="12pt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style:text-position="-25% 100%" fo:font-size="12pt" fo:language="uk" fo:country="UA" style:font-size-asian="12pt" style:font-size-complex="12pt"/>
    </style:style>
    <style:style style:name="P19" style:family="paragraph" style:parent-style-name="Standard">
      <style:text-properties style:text-position="-25% 100%" fo:font-size="12pt" fo:language="uk" fo:country="UA" fo:font-weight="bold" style:font-size-asian="12pt" style:font-weight-asian="bold" style:font-size-complex="12pt" style:font-weight-complex="bold"/>
    </style:style>
    <style:style style:name="P20" style:family="paragraph" style:parent-style-name="Standard">
      <style:text-properties style:text-position="-25% 100%" fo:font-size="12pt" fo:language="en" fo:country="US" style:font-size-asian="12pt" style:font-size-complex="12pt"/>
    </style:style>
    <style:style style:name="P21" style:family="paragraph" style:parent-style-name="Standard">
      <style:text-properties style:text-position="-25% 100%" fo:font-size="12pt" fo:language="en" fo:country="US" fo:font-weight="bold" style:font-size-asian="12pt" style:font-weight-asian="bold" style:font-size-complex="12pt" style:font-weight-complex="bold"/>
    </style:style>
    <style:style style:name="P22" style:family="paragraph" style:parent-style-name="Standard">
      <style:text-properties style:text-position="-25% 100%" fo:font-size="6pt" fo:language="en" fo:country="US" style:font-size-asian="6pt" style:font-size-complex="6pt"/>
    </style:style>
    <style:style style:name="P23" style:family="paragraph" style:parent-style-name="Standard">
      <style:text-properties style:text-position="-25% 100%" fo:font-size="6pt" fo:language="uk" fo:country="UA" style:font-size-asian="6pt" style:font-size-complex="6pt"/>
    </style:style>
    <style:style style:name="P24" style:family="paragraph" style:parent-style-name="Standard">
      <style:text-properties fo:language="en" fo:country="US"/>
    </style:style>
    <style:style style:name="P25" style:family="paragraph" style:parent-style-name="Standard">
      <style:paragraph-properties>
        <style:tab-stops>
          <style:tab-stop style:position="0.501cm"/>
        </style:tab-stops>
      </style:paragraph-properties>
      <style:text-properties fo:language="en" fo:country="US"/>
    </style:style>
    <style:style style:name="P26" style:family="paragraph" style:parent-style-name="Standard">
      <style:text-properties fo:font-size="6pt" fo:language="en" fo:country="US" style:font-size-asian="6pt" style:font-size-complex="6pt"/>
    </style:style>
    <style:style style:name="P27" style:family="paragraph" style:parent-style-name="Standard">
      <style:paragraph-properties fo:text-align="center" style:justify-single-word="false"/>
      <style:text-properties fo:font-size="6pt" fo:language="en" fo:country="US" style:font-size-asian="6pt" style:font-size-complex="6pt"/>
    </style:style>
    <style:style style:name="P28" style:family="paragraph" style:parent-style-name="Standard">
      <style:text-properties fo:font-size="6pt" fo:language="en" fo:country="US" fo:font-weight="bold" style:font-size-asian="6pt" style:font-weight-asian="bold" style:font-size-complex="6pt" style:font-weight-complex="bold"/>
    </style:style>
    <style:style style:name="P29" style:family="paragraph" style:parent-style-name="Standard">
      <style:text-properties fo:font-size="6pt" style:font-size-asian="6pt" style:font-size-complex="6pt"/>
    </style:style>
    <style:style style:name="P30" style:family="paragraph" style:parent-style-name="Standard">
      <style:text-properties fo:font-size="6pt" fo:language="uk" fo:country="UA" style:font-size-asian="6pt" style:font-size-complex="6pt"/>
    </style:style>
    <style:style style:name="P31" style:family="paragraph" style:parent-style-name="Standard">
      <style:paragraph-properties fo:text-align="center" style:justify-single-word="false"/>
      <style:text-properties fo:font-size="6pt" fo:language="uk" fo:country="UA" style:font-size-asian="6pt" style:font-size-complex="6pt"/>
    </style:style>
    <style:style style:name="P32" style:family="paragraph" style:parent-style-name="Standard">
      <style:text-properties fo:font-size="12pt" fo:language="en" fo:country="US" style:font-size-asian="12pt" style:font-size-complex="12pt"/>
    </style:style>
    <style:style style:name="P33" style:family="paragraph" style:parent-style-name="Standard">
      <style:text-properties fo:font-size="11pt" fo:language="en" fo:country="US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language="uk" fo:country="UA" fo:font-weight="bold" style:font-size-asian="13pt" style:font-weight-asian="bold" style:font-size-complex="13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language="uk" fo:country="UA" fo:font-weight="bold" style:font-size-asian="12pt" style:font-weight-asian="bold" style:font-size-complex="12pt" style:font-weight-complex="bold"/>
    </style:style>
    <style:style style:name="T6" style:family="text">
      <style:text-properties fo:font-size="12pt" fo:language="uk" fo:country="UA" style:font-size-asian="12pt" style:font-size-complex="12pt"/>
    </style:style>
    <style:style style:name="T7" style:family="text">
      <style:text-properties fo:font-size="12pt" fo:language="en" fo:country="US" style:text-underline-style="solid" style:text-underline-width="auto" style:text-underline-color="font-color" style:font-size-asian="12pt" style:font-size-complex="12pt"/>
    </style:style>
    <style:style style:name="T8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1" style:family="text">
      <style:text-properties style:text-position="-25% 100%" fo:font-size="12pt" style:font-size-asian="12pt" style:font-size-complex="12pt"/>
    </style:style>
    <style:style style:name="T12" style:family="text">
      <style:text-properties style:text-position="-25% 100%" fo:font-size="12pt" fo:language="en" fo:country="US" style:font-size-asian="12pt" style:font-size-complex="12pt"/>
    </style:style>
    <style:style style:name="T13" style:family="text">
      <style:text-properties style:text-position="-25% 100%" fo:font-size="12pt" fo:language="en" fo:country="US" fo:font-weight="bold" style:font-size-asian="12pt" style:font-weight-asian="bold" style:font-size-complex="12pt" style:font-weight-complex="bold"/>
    </style:style>
    <style:style style:name="T14" style:family="text">
      <style:text-properties style:text-position="-25% 100%" fo:font-size="12pt" fo:language="uk" fo:country="UA" style:font-size-asian="12pt" style:font-size-complex="12pt"/>
    </style:style>
    <style:style style:name="T15" style:family="text">
      <style:text-properties style:text-position="-25% 100%" fo:font-size="12pt" fo:language="uk" fo:country="UA" fo:font-weight="bold" style:font-size-asian="12pt" style:font-weight-asian="bold" style:font-size-complex="12pt" style:font-weight-complex="bold"/>
    </style:style>
    <style:style style:name="T16" style:family="text">
      <style:text-properties style:font-name="Times New Roman CYR1" fo:font-size="10.5pt" style:font-name-asian="Times New Roman CYR1" style:font-size-asian="10.5pt" style:font-name-complex="Times New Roman CYR1" style:font-size-complex="10.5pt"/>
    </style:style>
    <style:style style:name="T17" style:family="text">
      <style:text-properties fo:language="uk" fo:country="U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E"/>
        <table:table-column table:style-name="Таблица1.I"/>
        <table:table-column table:style-name="Таблица1.G"/>
        <table:table-column table:style-name="Таблица1.K"/>
        <table:table-column table:style-name="Таблица1.L"/>
        <table:table-row table:style-name="Таблица1.1">
          <table:table-cell table:style-name="Таблица1.A1" table:number-columns-spanned="5" office:value-type="string">
            <text:p text:style-name="P7">!Штамп1!</text:p>
          </table:table-cell>
          <table:covered-table-cell/>
          <table:covered-table-cell/>
          <table:covered-table-cell/>
          <table:covered-table-cell/>
          <table:table-cell table:number-columns-spanned="7">
            <table:table table:is-sub-table="true">
              <table:table-column table:style-name="Таблица1.F1.1"/>
              <table:table-column table:style-name="Таблица1.F1.2"/>
              <table:table-row table:style-name="Таблица1.1">
                <table:table-cell table:style-name="Таблица1.A1" office:value-type="string">
                  <text:p text:style-name="Standard"/>
                </table:table-cell>
                <table:table-cell table:style-name="Таблица1.A1" office:value-type="string">
                  <text:p text:style-name="P5">!КОПІЯ!</text:p>
                </table:table-cell>
              </table:table-row>
              <table:table-row table:style-name="Таблица1.F1.2">
                <table:table-cell table:style-name="Таблица1.A1" office:value-type="string">
                  <text:p text:style-name="P6">АКТОВИЙ ЗАПИС ПРО СМЕРТЬ №<text:span text:style-name="T1"> !НАЗ!</text:span></text:p>
                </table:table-cell>
                <table:table-cell table:style-name="Таблица1.A1" office:value-type="string">
                  <text:p text:style-name="P4"/>
                </table:table-cell>
              </table:table-row>
              <table:table-row table:style-name="Таблица1.F1.3">
                <table:table-cell table:style-name="Таблица1.F1.1.3" office:value-type="string">
                  <text:p text:style-name="Standard"><text:span text:style-name="T2"><text:s text:c="27"/>в</text:span><text:span text:style-name="T3">ід !ДДМММРРРР р</text:span><text:span text:style-name="T2">оку</text:span><text:span text:style-name="T3">!</text:span></text:p>
                </table:table-cell>
                <table:table-cell table:style-name="Таблица1.F1.1.3" office:value-type="string">
                  <text:p text:style-name="P17"/>
                </table:table-cell>
              </table:table-row>
              <table:table-row table:style-name="Таблица1.F1.3">
                <table:table-cell table:style-name="Таблица1.F1.1.4" table:number-columns-spanned="2" office:value-type="string">
                  <text:p text:style-name="P13"/>
                </table:table-cell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2" office:value-type="string">
            <text:p text:style-name="P11">1.</text:p>
          </table:table-cell>
          <table:table-cell table:style-name="Таблица1.B2" office:value-type="string">
            <text:p text:style-name="P18">Прізвище <text:s text:c="2"/></text:p>
          </table:table-cell>
          <table:table-cell table:style-name="Таблица1.C2" table:number-columns-spanned="10" office:value-type="string">
            <text:p text:style-name="P19">!ПрП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2" office:value-type="string">
            <text:p text:style-name="P11">2.</text:p>
          </table:table-cell>
          <table:table-cell table:style-name="Таблица1.B3" office:value-type="string">
            <text:p text:style-name="Standard"><text:span text:style-name="T11">Ім</text:span><text:span text:style-name="T12">’</text:span><text:span text:style-name="T11">я</text:span><text:span text:style-name="T12"> <text:s text:c="2"/></text:span></text:p>
          </table:table-cell>
          <table:table-cell table:style-name="Таблица1.C2" table:number-columns-spanned="4" office:value-type="string">
            <text:p text:style-name="P14">!ІмП!</text:p>
          </table:table-cell>
          <table:covered-table-cell/>
          <table:covered-table-cell/>
          <table:covered-table-cell/>
          <table:table-cell table:style-name="Таблица1.G3" office:value-type="string">
            <text:p text:style-name="P11">3.</text:p>
          </table:table-cell>
          <table:table-cell table:style-name="Таблица1.B3" office:value-type="string">
            <text:p text:style-name="P18">По батькові </text:p>
          </table:table-cell>
          <table:table-cell table:style-name="Таблица1.C2" office:value-type="string">
            <text:p text:style-name="P12">!ПбП!</text:p>
          </table:table-cell>
          <table:table-cell table:style-name="Таблица1.G3" office:value-type="string">
            <text:p text:style-name="P11">4.</text:p>
          </table:table-cell>
          <table:table-cell table:style-name="Таблица1.B3" office:value-type="string">
            <text:p text:style-name="P18">Стать <text:s/></text:p>
          </table:table-cell>
          <table:table-cell table:style-name="Таблица1.C2" office:value-type="string">
            <text:p text:style-name="P12">!стать!</text:p>
          </table:table-cell>
        </table:table-row>
        <table:table-row table:style-name="Таблица1.4">
          <table:table-cell table:style-name="Таблица1.A2" office:value-type="string">
            <text:p text:style-name="P11">5.</text:p>
          </table:table-cell>
          <table:table-cell table:style-name="Таблица1.B2" table:number-columns-spanned="3" office:value-type="string">
            <text:p text:style-name="P18">Громадянство </text:p>
          </table:table-cell>
          <table:covered-table-cell/>
          <table:covered-table-cell/>
          <table:table-cell table:style-name="Таблица1.C2" table:number-columns-spanned="8" office:value-type="string">
            <text:p text:style-name="P19">!Громадянство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26"/>
            <text:p text:style-name="P13"><text:span text:style-name="T1">6</text:span><text:span text:style-name="T16">.</text:span></text:p>
          </table:table-cell>
          <table:table-cell table:style-name="Таблица1.B5" table:number-columns-spanned="11" office:value-type="string">
            <text:p text:style-name="P23"/>
            <text:p text:style-name="Standard"><text:span text:style-name="T14">Дата смерті <text:s text:c="3"/></text:span><text:span text:style-name="T15">!ДСддмммрррр!</text:span><text:span text:style-name="T14"> </text:span><text:span text:style-name="T12"><text:s/></text:span><text:span text:style-name="T14"><text:s/>року <text:s/>!Помер(ла)!</text:span><text:span text:style-name="T12"> у в</text:span><text:span text:style-name="T14">іці </text:span><text:span text:style-name="T12"><text:s/></text:span><text:span text:style-name="T13">!вік!</text:span><text:span text:style-name="T12"> !років!</text:span></text:p>
            <text:p text:style-name="P22"/>
            <text:p text:style-name="Standard"><text:span text:style-name="T14"><text:s text:c="53"/>Для дітей віком до одного року зазначити <text:s/></text:span><text:span text:style-name="T7"><text:s text:c="3"/></text:span><text:span text:style-name="T8">! <text:s text:c="5"/>місяців <text:s text:c="6"/>!</text:span><text:span text:style-name="T7"> <text:s/></text:span><text:span text:style-name="T9"><text:s/></text:span><text:span text:style-name="T14">місяців і <text:s/></text:span><text:span text:style-name="T7"><text:s text:c="2"/></text:span><text:span text:style-name="T8">! <text:s text:c="2"/>днів <text:s text:c="3"/>!</text:span><text:span text:style-name="T7"> <text:s/></text:span><text:span text:style-name="T9"><text:s text:c="2"/></text:span><text:span text:style-name="T14">днів</text:span></text:p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5" office:value-type="string">
            <text:p text:style-name="P26"/>
            <text:p text:style-name="P11">7.</text:p>
          </table:table-cell>
          <table:table-cell table:style-name="Таблица1.B6" table:number-columns-spanned="2" office:value-type="string">
            <text:p text:style-name="P2"/>
            <text:p text:style-name="P1">Місце смерті<text:span text:style-name="T1">:</text:span></text:p>
          </table:table-cell>
          <table:covered-table-cell/>
          <table:table-cell table:number-columns-spanned="9">
            <table:table table:is-sub-table="true">
              <table:table-column table:style-name="Таблица1.D6.1"/>
              <table:table-column table:style-name="Таблица1.D6.2"/>
              <table:table-column table:style-name="Таблица1.D6.3"/>
              <table:table-column table:style-name="Таблица1.D6.4"/>
              <table:table-column table:style-name="Таблица1.D6.5"/>
              <table:table-row table:style-name="Таблица1.D6.1">
                <table:table-cell table:style-name="Таблица1.F1.1.3" office:value-type="string">
                  <text:p text:style-name="Standard"><text:span text:style-name="T14">д</text:span><text:span text:style-name="T12">ержава <text:s text:c="3"/></text:span></text:p>
                </table:table-cell>
                <table:table-cell table:style-name="Таблица1.F1.1.3" office:value-type="string">
                  <text:p text:style-name="P21">!ДС!</text:p>
                </table:table-cell>
                <table:table-cell table:style-name="Таблица1.F1.1.3" office:value-type="string">
                  <text:p text:style-name="P18">область</text:p>
                </table:table-cell>
                <table:table-cell table:style-name="Таблица1.D6.4.1" table:number-columns-spanned="2" office:value-type="string">
                  <text:p text:style-name="P14">!ОС!</text:p>
                </table:table-cell>
                <table:covered-table-cell/>
              </table:table-row>
              <table:table-row table:style-name="Таблица1.D6.2">
                <table:table-cell table:style-name="Таблица1.F1.1.3" office:value-type="string">
                  <text:p text:style-name="P3">район <text:s text:c="3"/></text:p>
                </table:table-cell>
                <table:table-cell table:style-name="Таблица1.F1.1.3" office:value-type="string">
                  <text:p text:style-name="P21">!РС!</text:p>
                </table:table-cell>
                <table:table-cell table:style-name="Таблица1.F1.1.3" table:number-columns-spanned="2" office:value-type="string">
                  <text:p text:style-name="P20">!мссС!</text:p>
                </table:table-cell>
                <table:covered-table-cell/>
                <table:table-cell table:style-name="Таблица1.D6.4.1" office:value-type="string">
                  <text:p text:style-name="P21">!МС!</text:p>
                </table:table-cell>
              </table:table-row>
              <table:table-row table:style-name="Таблица1.D6.3">
                <table:table-cell table:style-name="Таблица1.F1.1.4" office:value-type="string">
                  <text:p text:style-name="P29"/>
                </table:table-cell>
                <table:table-cell table:style-name="Таблица1.D6.4.1" table:number-columns-spanned="4" office:value-type="string">
                  <text:p text:style-name="P29"/>
                </table:table-cell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A5" office:value-type="string">
            <text:p text:style-name="P29"/>
            <text:p text:style-name="P13">8.</text:p>
          </table:table-cell>
          <table:table-cell table:style-name="Таблица1.B2" table:number-columns-spanned="2" office:value-type="string">
            <text:p text:style-name="P18">Причина смерті</text:p>
          </table:table-cell>
          <table:covered-table-cell/>
          <table:table-cell table:style-name="Таблица1.C2" table:number-columns-spanned="9" office:value-type="string">
            <text:p text:style-name="P19">!ПричинаС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5" office:value-type="string">
            <text:p text:style-name="P29"/>
            <text:p text:style-name="P13">9.</text:p>
          </table:table-cell>
          <table:table-cell table:number-columns-spanned="11">
            <table:table table:is-sub-table="true">
              <table:table-column table:style-name="Таблица1.B"/>
              <table:table-column table:style-name="Таблица1.B8.2"/>
              <table:table-column table:style-name="Таблица1.B8.3"/>
              <table:table-column table:style-name="Таблица1.B8.4"/>
              <table:table-column table:style-name="Таблица1.B8.5"/>
              <table:table-column table:style-name="Таблица1.B"/>
              <table:table-row table:style-name="Таблица1.B8.1">
                <table:table-cell table:style-name="Таблица1.B8.1.1" table:number-columns-spanned="2" office:value-type="string">
                  <text:p text:style-name="P18">Дата та</text:p>
                </table:table-cell>
                <table:covered-table-cell/>
                <table:table-cell table:style-name="Таблица1.B8.3.1" office:value-type="string">
                  <text:p text:style-name="Standard"><text:span text:style-name="T14">д</text:span><text:span text:style-name="T12">ержава <text:s text:c="2"/></text:span></text:p>
                </table:table-cell>
                <table:table-cell table:style-name="Таблица1.B8.3.1" table:number-columns-spanned="2" office:value-type="string">
                  <text:p text:style-name="P21">!ДН!</text:p>
                </table:table-cell>
                <table:covered-table-cell/>
                <table:table-cell table:style-name="Таблица1.B8.6.1" office:value-type="string">
                  <text:p text:style-name="P13"/>
                </table:table-cell>
              </table:table-row>
              <table:table-row table:style-name="Таблица1.B8.1">
                <table:table-cell table:style-name="Таблица1.A1" table:number-columns-spanned="2" office:value-type="string">
                  <text:p text:style-name="P18">місце</text:p>
                </table:table-cell>
                <table:covered-table-cell/>
                <table:table-cell table:style-name="Таблица1.F1.1.3" office:value-type="string">
                  <text:p text:style-name="Standard"><text:span text:style-name="T12">о</text:span><text:span text:style-name="T14">бласть <text:s text:c="3"/></text:span></text:p>
                </table:table-cell>
                <table:table-cell table:style-name="Таблица1.F1.1.3" table:number-columns-spanned="2" office:value-type="string">
                  <text:p text:style-name="P21">!ОН!</text:p>
                </table:table-cell>
                <table:covered-table-cell/>
                <table:table-cell table:style-name="Таблица1.B8.6.2" office:value-type="string">
                  <text:p text:style-name="P13"/>
                </table:table-cell>
              </table:table-row>
              <table:table-row table:style-name="Таблица1.B8.1">
                <table:table-cell table:style-name="Таблица1.A1" office:value-type="string">
                  <text:p text:style-name="Standard"><text:span text:style-name="T11">н</text:span><text:span text:style-name="T14">ародження</text:span></text:p>
                </table:table-cell>
                <table:table-cell table:style-name="Таблица1.F1.1.3" office:value-type="string">
                  <text:p text:style-name="P21">!ДНддмммрррр! року</text:p>
                </table:table-cell>
                <table:table-cell table:style-name="Таблица1.F1.1.3" office:value-type="string">
                  <text:p text:style-name="P20">район <text:s text:c="3"/></text:p>
                </table:table-cell>
                <table:table-cell table:style-name="Таблица1.F1.1.3" table:number-columns-spanned="2" office:value-type="string">
                  <text:p text:style-name="P21">!РН!</text:p>
                </table:table-cell>
                <table:covered-table-cell/>
                <table:table-cell table:style-name="Таблица1.B8.6.2" office:value-type="string">
                  <text:p text:style-name="P13"/>
                </table:table-cell>
              </table:table-row>
              <table:table-row table:style-name="Таблица1.B8.1">
                <table:table-cell table:style-name="Таблица1.B8.1.4" table:number-columns-spanned="2" office:value-type="string">
                  <text:p text:style-name="P11"/>
                </table:table-cell>
                <table:covered-table-cell/>
                <table:table-cell table:style-name="Таблица1.F1.1.3" table:number-columns-spanned="2" office:value-type="string">
                  <text:p text:style-name="P20">!мссН!</text:p>
                </table:table-cell>
                <table:covered-table-cell/>
                <table:table-cell table:style-name="Таблица1.F1.1.3" office:value-type="string">
                  <text:p text:style-name="P21">!МН!</text:p>
                </table:table-cell>
                <table:table-cell table:style-name="Таблица1.B8.6.2" office:value-type="string">
                  <text:p text:style-name="P13"/>
                </table:table-cell>
              </table:table-row>
              <table:table-row table:style-name="Таблица1.B8.5">
                <table:table-cell table:style-name="Таблица1.B8.1.5" table:number-columns-spanned="6" office:value-type="string">
                  <text:p text:style-name="P29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5" office:value-type="string">
            <text:p text:style-name="P29"/>
            <text:p text:style-name="Standard"><text:span text:style-name="T4">1</text:span><text:span text:style-name="T9">0</text:span><text:span text:style-name="T4">.</text:span></text:p>
          </table:table-cell>
          <table:table-cell table:style-name="Таблица1.B6" table:number-columns-spanned="2" office:value-type="string">
            <text:p text:style-name="P20">Місце проживання <text:s text:c="109"/></text:p>
            <text:p text:style-name="P20">померлої <text:s text:c="12"/></text:p>
            <text:p text:style-name="P20">особи:</text:p>
          </table:table-cell>
          <table:covered-table-cell/>
          <table:table-cell table:number-columns-spanned="9">
            <table:table table:is-sub-table="true">
              <table:table-column table:style-name="Таблица1.D6.1"/>
              <table:table-column table:style-name="Таблица1.D6.2"/>
              <table:table-column table:style-name="Таблица1.D6.3"/>
              <table:table-column table:style-name="Таблица1.D6.4"/>
              <table:table-column table:style-name="Таблица1.D6.5"/>
              <table:table-row table:style-name="Таблица1.D9.1">
                <table:table-cell table:style-name="Таблица1.B8.3.1" office:value-type="string">
                  <text:p text:style-name="Standard"><text:span text:style-name="T11">д</text:span><text:span text:style-name="T12">ержава <text:s/></text:span></text:p>
                </table:table-cell>
                <table:table-cell table:style-name="Таблица1.B8.3.1" office:value-type="string">
                  <text:p text:style-name="P21">!ДП!</text:p>
                </table:table-cell>
                <table:table-cell table:style-name="Таблица1.B8.3.1" office:value-type="string">
                  <text:p text:style-name="Standard"><text:span text:style-name="T14">о</text:span><text:span text:style-name="T12">бласть</text:span></text:p>
                </table:table-cell>
                <table:table-cell table:style-name="Таблица1.D9.4.1" table:number-columns-spanned="2" office:value-type="string">
                  <text:p text:style-name="P21">!ОП!</text:p>
                </table:table-cell>
                <table:covered-table-cell/>
              </table:table-row>
              <table:table-row table:style-name="Таблица1.D9.2">
                <table:table-cell table:style-name="Таблица1.F1.1.3" office:value-type="string">
                  <text:p text:style-name="P20">район <text:s text:c="2"/></text:p>
                </table:table-cell>
                <table:table-cell table:style-name="Таблица1.F1.1.3" office:value-type="string">
                  <text:p text:style-name="P21">!РП!</text:p>
                </table:table-cell>
                <table:table-cell table:style-name="Таблица1.F1.1.3" table:number-columns-spanned="2" office:value-type="string">
                  <text:p text:style-name="P20">!мссП!</text:p>
                </table:table-cell>
                <table:covered-table-cell/>
                <table:table-cell table:style-name="Таблица1.D6.4.1" office:value-type="string">
                  <text:p text:style-name="P21">!МП!</text:p>
                </table:table-cell>
              </table:table-row>
              <table:table-row table:style-name="Таблица1.D9.3">
                <table:table-cell table:style-name="Таблица1.D6.4.1" table:number-columns-spanned="5" office:value-type="string">
                  <text:p text:style-name="Standard"><text:span text:style-name="T12">вул. </text:span><text:span text:style-name="T13">!вул! </text:span><text:span text:style-name="T12">б</text:span><text:span text:style-name="T14">уд. </text:span><text:span text:style-name="T13">!буд! </text:span><text:span text:style-name="T14">кв. </text:span><text:span text:style-name="T15">!кв!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Таблица1.D9.4">
                <table:table-cell table:style-name="Таблица1.B8.6.2" table:number-columns-spanned="5" office:value-type="string">
                  <text:p text:style-name="P29"/>
                </table:table-cell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A5" office:value-type="string">
            <text:p text:style-name="P26"/>
            <text:p text:style-name="P11">11.</text:p>
          </table:table-cell>
          <table:table-cell table:style-name="Таблица1.B10" table:number-columns-spanned="11" office:value-type="string">
            <text:p text:style-name="P30"/>
            <text:p text:style-name="P15">Документ, що підтверджує факт смерті</text:p>
            <text:p text:style-name="P14">!Документ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A11" office:value-type="string">
            <text:p text:style-name="P26"/>
            <text:p text:style-name="P11">12.</text:p>
          </table:table-cell>
          <table:table-cell table:style-name="Таблица1.B10" table:number-columns-spanned="11" office:value-type="string">
            <text:p text:style-name="P26"/>
            <text:p text:style-name="Standard"><text:span text:style-name="T9">Прізвище, ім’я, по батькові, адреса заявника, </text:span><text:span text:style-name="T6">серія, номер, ким видано паспорт, дата його видачі та підпис заявника</text:span></text:p>
            <text:p text:style-name="Standard"><text:span text:style-name="T5">!ПІБЗ!</text:span><text:span text:style-name="T6"> <text:s/>√ _____________________</text:span></text:p>
            <text:p text:style-name="P14">!АдрЗ!</text:p>
            <text:p text:style-name="P14">!ПасЗ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  <text:p text:style-name="P25"/>
      <text:p text:style-name="P25"><text:soft-page-break/></text:p>
      <text:p text:style-name="P2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table:number-columns-spanned="7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office:value-type="string">
            <text:p text:style-name="P11">13.</text:p>
          </table:table-cell>
          <table:table-cell table:number-columns-spanned="6">
            <table:table table:is-sub-table="true">
              <table:table-column table:style-name="Таблица2.B2.1"/>
              <table:table-column table:style-name="Таблица2.B2.2"/>
              <table:table-column table:style-name="Таблица2.B2.3"/>
              <table:table-column table:style-name="Таблица2.B2.4"/>
              <table:table-column table:style-name="Таблица2.B2.5"/>
              <table:table-row table:style-name="Таблица2.2">
                <table:table-cell table:style-name="Таблица2.B2.1.1" office:value-type="string">
                  <text:p text:style-name="P26"/>
                </table:table-cell>
                <table:table-cell table:style-name="Таблица2.B2.2.1" office:value-type="string">
                  <text:p text:style-name="P31"/>
                </table:table-cell>
                <table:table-cell table:style-name="Таблица2.B2.3.1" office:value-type="string">
                  <text:p text:style-name="P27"/>
                </table:table-cell>
                <table:table-cell table:style-name="Таблица2.B2.2.1" office:value-type="string">
                  <text:p text:style-name="P27"/>
                </table:table-cell>
                <table:table-cell table:style-name="Таблица2.B2.5.1" office:value-type="string">
                  <text:p text:style-name="P26"/>
                </table:table-cell>
              </table:table-row>
              <table:table-row table:style-name="Таблица2.2">
                <table:table-cell table:style-name="Таблица2.B2.1.2" office:value-type="string">
                  <text:p text:style-name="P11">Видано свідоцтво</text:p>
                </table:table-cell>
                <table:table-cell table:style-name="Таблица2.B2.2.2" table:number-columns-spanned="4" office:value-type="string">
                  <text:p text:style-name="Standard"><text:span text:style-name="T5">!ССНС! </text:span><text:span text:style-name="T10">!СНВ!</text:span></text:p>
                </table:table-cell>
                <table:covered-table-cell/>
                <table:covered-table-cell/>
                <table:covered-table-cell/>
              </table:table-row>
              <table:table-row table:style-name="Таблица2.2">
                <table:table-cell table:style-name="Таблица2.B2.1.3" office:value-type="string">
                  <text:p text:style-name="P26"/>
                </table:table-cell>
                <table:table-cell table:style-name="Таблица2.B2.1.3" office:value-type="string">
                  <text:p text:style-name="P26"/>
                </table:table-cell>
                <table:table-cell table:style-name="Таблица2.B2.1.3" office:value-type="string">
                  <text:p text:style-name="P26"/>
                </table:table-cell>
                <table:table-cell table:style-name="Таблица2.B2.1.3" office:value-type="string">
                  <text:p text:style-name="P26"/>
                </table:table-cell>
                <table:table-cell table:style-name="Таблица2.B2.5.3" office:value-type="string">
                  <text:p text:style-name="P26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.3">
          <table:table-cell table:style-name="Таблица2.A3" office:value-type="string">
            <text:p text:style-name="P26"/>
            <text:p text:style-name="P11">14.</text:p>
          </table:table-cell>
          <table:table-cell table:style-name="Таблица2.B3" office:value-type="string">
            <text:p text:style-name="P26"/>
            <text:p text:style-name="P11">Для відміток</text:p>
          </table:table-cell>
          <table:table-cell table:style-name="Таблица2.C3" table:number-columns-spanned="4" office:value-type="string">
            <text:p text:style-name="P28"/>
            <text:p text:style-name="P12">!Помітки!</text:p>
          </table:table-cell>
          <table:covered-table-cell/>
          <table:covered-table-cell/>
          <table:covered-table-cell/>
          <table:table-cell table:style-name="Таблица2.B2.5.3" office:value-type="string">
            <text:p text:style-name="P11"/>
          </table:table-cell>
        </table:table-row>
        <table:table-row table:style-name="Таблица2.4">
          <table:table-cell table:style-name="Таблица2.B2.1.1" office:value-type="string">
            <text:p text:style-name="P11"/>
          </table:table-cell>
          <table:table-cell table:style-name="Таблица2.B2.1.1" office:value-type="string">
            <text:p text:style-name="P11"/>
          </table:table-cell>
          <table:table-cell table:style-name="Таблица2.B2.1.1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Таблица2.5">
          <table:table-cell table:style-name="Таблица2.B2.1.2" office:value-type="string">
            <text:p text:style-name="P8"/>
          </table:table-cell>
          <table:table-cell table:style-name="Таблица2.B2.1.2" office:value-type="string">
            <text:p text:style-name="P10">М.П.</text:p>
          </table:table-cell>
          <table:table-cell table:style-name="Таблица2.B2.1.2" office:value-type="string">
            <text:p text:style-name="P10">Керівник органу державної <text:span text:style-name="T1">реєстрації актів цивільного стану</text:span></text:p>
            <text:p text:style-name="P8"/>
          </table:table-cell>
          <table:table-cell>
            <table:table table:is-sub-table="true">
              <table:table-column table:style-name="Таблица2.D"/>
              <table:table-row table:style-name="Таблица2.D5.1">
                <table:table-cell table:style-name="Таблица2.D5.1.1" office:value-type="string">
                  <text:p text:style-name="P8"/>
                </table:table-cell>
              </table:table-row>
              <table:table-row table:style-name="Таблица2.D5.2">
                <table:table-cell table:style-name="Таблица2.D5.1.2" office:value-type="string">
                  <text:p text:style-name="P8"><text:s text:c="10"/>(підпис)</text:p>
                </table:table-cell>
              </table:table-row>
            </table:table>
          </table:table-cell>
          <table:table-cell table:style-name="Таблица2.B2.1.2" office:value-type="string">
            <text:p text:style-name="P8"/>
          </table:table-cell>
          <table:table-cell table:number-columns-spanned="2">
            <table:table table:is-sub-table="true">
              <table:table-column table:style-name="Таблица2.F5.1"/>
              <table:table-row table:style-name="Таблица2.D5.1">
                <table:table-cell table:style-name="Таблица2.F5.1.1" office:value-type="string">
                  <text:p text:style-name="P9"><text:span text:style-name="T17">!Керівник!</text:span></text:p>
                </table:table-cell>
              </table:table-row>
              <table:table-row table:style-name="Таблица2.D5.2">
                <table:table-cell table:style-name="Таблица2.F5.1.1" office:value-type="string">
                  <text:p text:style-name="P9"/>
                </table:table-cell>
              </table:table-row>
            </table:table>
          </table:table-cell>
          <table:covered-table-cell/>
        </table:table-row>
        <table:table-row table:style-name="Таблица2.6">
          <table:table-cell table:style-name="Таблица2.B2.1.2" office:value-type="string">
            <text:p text:style-name="P11"/>
          </table:table-cell>
          <table:table-cell table:style-name="Таблица2.B2.1.2" office:value-type="string">
            <text:p text:style-name="P15"/>
          </table:table-cell>
          <table:table-cell table:style-name="Таблица2.B2.1.2" office:value-type="string">
            <text:p text:style-name="P8"/>
          </table:table-cell>
          <table:table-cell table:style-name="Таблица2.D6" office:value-type="string">
            <text:p text:style-name="P24"/>
          </table:table-cell>
          <table:table-cell table:style-name="Таблица2.B2.1.2" office:value-type="string">
            <text:p text:style-name="P11"/>
          </table:table-cell>
          <table:table-cell table:style-name="Таблица2.F5.1.1" table:number-columns-spanned="2" office:value-type="string">
            <text:p text:style-name="P11"/>
            <text:p text:style-name="P8"/>
          </table:table-cell>
          <table:covered-table-cell/>
        </table:table-row>
        <table:table-row table:style-name="Таблица2.7">
          <table:table-cell table:style-name="Таблица2.B2.1.2" office:value-type="string">
            <text:p text:style-name="P11"/>
          </table:table-cell>
          <table:table-cell table:style-name="Таблица2.B2.1.2" office:value-type="string">
            <text:p text:style-name="P15"/>
          </table:table-cell>
          <table:table-cell table:style-name="Таблица2.B2.1.2" office:value-type="string">
            <text:p text:style-name="P8">Посадова особа органу державної</text:p>
            <text:p text:style-name="P8">реєстрації актів цивільного стану,</text:p>
            <text:p text:style-name="P8">яка склала актовий запис</text:p>
          </table:table-cell>
          <table:table-cell>
            <table:table table:is-sub-table="true">
              <table:table-column table:style-name="Таблица2.D"/>
              <table:table-row table:style-name="Таблица2.D7.1">
                <table:table-cell table:style-name="Таблица2.D6" office:value-type="string">
                  <text:p text:style-name="P24"/>
                </table:table-cell>
              </table:table-row>
              <table:table-row table:style-name="Таблица2.D7.1">
                <table:table-cell table:style-name="Таблица2.D7.1.2" office:value-type="string">
                  <text:p text:style-name="P24"><text:s text:c="10"/>(підпис)</text:p>
                </table:table-cell>
              </table:table-row>
            </table:table>
          </table:table-cell>
          <table:table-cell table:style-name="Таблица2.B2.1.2" office:value-type="string">
            <text:p text:style-name="P11"/>
          </table:table-cell>
          <table:table-cell table:number-columns-spanned="2">
            <table:table table:is-sub-table="true">
              <table:table-column table:style-name="Таблица2.F5.1"/>
              <table:table-row table:style-name="Таблица2.F7.1">
                <table:table-cell table:style-name="Таблица2.F7.1.1" office:value-type="string">
                  <text:p text:style-name="P8">!ПІБ_по! !Посада!</text:p>
                </table:table-cell>
              </table:table-row>
              <table:table-row table:style-name="Таблица2.D7.1">
                <table:table-cell table:style-name="Таблица2.F7.1.2" office:value-type="string">
                  <text:p text:style-name="P11"/>
                </table:table-cell>
              </table:table-row>
            </table:table>
          </table:table-cell>
          <table:covered-table-cell/>
        </table:table-row>
        <table:table-row table:style-name="Таблица2.7">
          <table:table-cell table:style-name="Таблица2.B2.1.2" office:value-type="string">
            <text:p text:style-name="P11"/>
          </table:table-cell>
          <table:table-cell table:style-name="Таблица2.B2.1.2" office:value-type="string">
            <text:p text:style-name="P15"/>
          </table:table-cell>
          <table:table-cell table:style-name="Таблица2.B2.1.2" office:value-type="string">
            <text:p text:style-name="P8"/>
          </table:table-cell>
          <table:table-cell table:style-name="Таблица2.F7.1.2" office:value-type="string">
            <text:p text:style-name="P24"/>
          </table:table-cell>
          <table:table-cell table:style-name="Таблица2.B2.1.2" office:value-type="string">
            <text:p text:style-name="P11"/>
          </table:table-cell>
          <table:table-cell table:style-name="Таблица2.F7.1.2" table:number-columns-spanned="2" office:value-type="string">
            <text:p text:style-name="P11"/>
          </table:table-cell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 CYR1" svg:font-family="'Times New Roman CYR'" style:font-family-generic="roman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ru" fo:country="RU" style:font-size-asian="10pt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>
      <style:paragraph-properties fo:keep-with-next="always"/>
      <style:text-properties style:text-position="-25% 100%" style:font-name="Times New Roman CYR" fo:font-size="12pt" fo:language="en" fo:country="US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fo:keep-with-next="always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left="7.62cm" fo:margin-right="0cm" fo:text-indent="1.27cm" style:auto-text-indent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4" style:display-name="heading 4" style:family="paragraph" style:parent-style-name="Standard" style:next-style-name="Standard">
      <style:paragraph-properties fo:keep-with-next="always"/>
      <style:text-properties style:font-name="Times New Roman CYR" fo:font-size="12pt" fo:language="uk" fo:country="UA" style:font-name-asian="Times New Roman CYR" style:font-size-asian="12pt" style:font-name-complex="Times New Roman CYR" style:font-size-complex="12pt"/>
    </style:style>
    <style:style style:name="heading_20_5" style:display-name="heading 5" style:family="paragraph" style:parent-style-name="Standard" style:next-style-name="Standard">
      <style:paragraph-properties fo:keep-with-next="always"/>
      <style:text-properties style:font-name="Times New Roman CYR" fo:language="en" fo:country="US" style:font-name-asian="Times New Roman CYR" style:font-name-complex="Times New Roman CY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04cm" fo:page-height="21.003cm" style:num-format="1" style:print-orientation="landscape" fo:margin-top="1cm" fo:margin-bottom="0.63cm" fo:margin-left="3.501cm" fo:margin-right="0.6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ÀÊÒÎÂÈÉ ÇÀÏÈÑ ÏÐÎ ÑÌÅÐÒÜ ¹    #íîìåð àêòó#</dc:title>
    <meta:initial-creator>Koltsov</meta:initial-creator>
    <dc:creator>Vladimir Koltsov</dc:creator>
    <meta:creation-date>2002-11-16T04:27:00</meta:creation-date>
    <dc:date>2012-04-08T11:31:25.95</dc:date>
    <meta:print-date>2003-12-08T22:26:00</meta:print-date>
    <meta:generator>OpenOffice.org/3.3$Win32 OpenOffice.org_project/330m20$Build-9567</meta:generator>
    <meta:editing-duration>PT28M20S</meta:editing-duration>
    <meta:editing-cycles>9</meta:editing-cycles>
    <meta:document-statistic meta:table-count="2" meta:image-count="0" meta:object-count="0" meta:page-count="2" meta:paragraph-count="84" meta:word-count="166" meta:character-count="1315"/>
  </office:meta>
</office:document-meta>
</file>